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3"/>
    <style:style style:name="ce2" style:family="table-cell" style:parent-style-name="Default" style:data-style-name="N84"/>
    <style:style style:name="ce3" style:family="table-cell" style:parent-style-name="Default">
      <style:text-properties style:font-name="Liberation Sans" style:font-name-asian="VL ゴシック" style:font-name-complex="Lohit Devanagari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date" office:date-value="2016-12-10" calcext:value-type="date">
            <text:p>12月10日</text:p>
          </table:table-cell>
          <table:table-cell table:style-name="ce1"/>
          <table:table-cell table:number-columns-repeated="6"/>
        </table:table-row>
        <table:table-row table:style-name="ro2">
          <table:table-cell table:style-name="ce2" office:value-type="date" office:date-value="2004-04-02" calcext:value-type="date">
            <text:p>2004-04-02</text:p>
          </table:table-cell>
          <table:table-cell table:style-name="ce2"/>
          <table:table-cell table:number-columns-repeated="6"/>
        </table:table-row>
        <table:table-row table:style-name="ro2">
          <table:table-cell office:value-type="string" calcext:value-type="string">
            <text:p>ping size</text:p>
          </table:table-cell>
          <table:table-cell/>
          <table:table-cell office:value-type="string" calcext:value-type="string">
            <text:p>Packet 3000</text:p>
          </table:table-cell>
          <table:table-cell table:number-columns-repeated="3"/>
          <table:table-cell office:value-type="string" calcext:value-type="string">
            <text:p>Packet 1000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mpi_bcast</text:p>
          </table:table-cell>
          <table:table-cell office:value-type="string" calcext:value-type="string">
            <text:p>huchika</text:p>
          </table:table-cell>
          <table:table-cell office:value-type="string" calcext:value-type="string">
            <text:p>morimoto</text:p>
          </table:table-cell>
          <table:table-cell/>
          <table:table-cell office:value-type="string" calcext:value-type="string">
            <text:p>mpi_bcast</text:p>
          </table:table-cell>
          <table:table-cell office:value-type="string" calcext:value-type="string">
            <text:p>huchika</text:p>
          </table:table-cell>
          <table:table-cell office:value-type="string" calcext:value-type="string">
            <text:p>morimoto</text:p>
          </table:table-cell>
        </table:table-row>
        <table:table-row table:style-name="ro2">
          <table:table-cell office:value-type="string" calcext:value-type="string">
            <text:p>exe5000</text:p>
          </table:table-cell>
          <table:table-cell office:value-type="float" office:value="0.006359" calcext:value-type="float">
            <text:p>0.006359</text:p>
          </table:table-cell>
          <table:table-cell office:value-type="float" office:value="0.029724" calcext:value-type="float">
            <text:p>0.029724</text:p>
          </table:table-cell>
          <table:table-cell office:value-type="float" office:value="0.035932" calcext:value-type="float">
            <text:p>0.035932</text:p>
          </table:table-cell>
          <table:table-cell/>
          <table:table-cell office:value-type="float" office:value="0.003818" calcext:value-type="float">
            <text:p>0.003818</text:p>
          </table:table-cell>
          <table:table-cell office:value-type="float" office:value="0.044486" calcext:value-type="float">
            <text:p>0.044486</text:p>
          </table:table-cell>
          <table:table-cell office:value-type="float" office:value="0.036533" calcext:value-type="float">
            <text:p>0.036533</text:p>
          </table:table-cell>
        </table:table-row>
        <table:table-row table:style-name="ro2">
          <table:table-cell/>
          <table:table-cell office:value-type="float" office:value="0.004657" calcext:value-type="float">
            <text:p>0.004657</text:p>
          </table:table-cell>
          <table:table-cell office:value-type="float" office:value="0.040614" calcext:value-type="float">
            <text:p>0.040614</text:p>
          </table:table-cell>
          <table:table-cell office:value-type="float" office:value="0.027158" calcext:value-type="float">
            <text:p>0.027158</text:p>
          </table:table-cell>
          <table:table-cell/>
          <table:table-cell office:value-type="float" office:value="0.00333" calcext:value-type="float">
            <text:p>0.00333</text:p>
          </table:table-cell>
          <table:table-cell office:value-type="float" office:value="0.038057" calcext:value-type="float">
            <text:p>0.038057</text:p>
          </table:table-cell>
          <table:table-cell office:value-type="float" office:value="0.033753" calcext:value-type="float">
            <text:p>0.033753</text:p>
          </table:table-cell>
        </table:table-row>
        <table:table-row table:style-name="ro2">
          <table:table-cell/>
          <table:table-cell office:value-type="float" office:value="0.004322" calcext:value-type="float">
            <text:p>0.004322</text:p>
          </table:table-cell>
          <table:table-cell office:value-type="float" office:value="0.051058" calcext:value-type="float">
            <text:p>0.051058</text:p>
          </table:table-cell>
          <table:table-cell office:value-type="float" office:value="0.029968" calcext:value-type="float">
            <text:p>0.029968</text:p>
          </table:table-cell>
          <table:table-cell/>
          <table:table-cell office:value-type="float" office:value="0.015379" calcext:value-type="float">
            <text:p>0.015379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7257" calcext:value-type="float">
            <text:p>0.027257</text:p>
          </table:table-cell>
        </table:table-row>
        <table:table-row table:style-name="ro2">
          <table:table-cell/>
          <table:table-cell office:value-type="float" office:value="0.009238" calcext:value-type="float">
            <text:p>0.009238</text:p>
          </table:table-cell>
          <table:table-cell office:value-type="float" office:value="0.040411" calcext:value-type="float">
            <text:p>0.040411</text:p>
          </table:table-cell>
          <table:table-cell office:value-type="float" office:value="0.027282" calcext:value-type="float">
            <text:p>0.027282</text:p>
          </table:table-cell>
          <table:table-cell/>
          <table:table-cell office:value-type="float" office:value="0.014304" calcext:value-type="float">
            <text:p>0.014304</text:p>
          </table:table-cell>
          <table:table-cell office:value-type="float" office:value="0.073336" calcext:value-type="float">
            <text:p>0.073336</text:p>
          </table:table-cell>
          <table:table-cell office:value-type="float" office:value="0.04837" calcext:value-type="float">
            <text:p>0.04837</text:p>
          </table:table-cell>
        </table:table-row>
        <table:table-row table:style-name="ro2">
          <table:table-cell/>
          <table:table-cell office:value-type="float" office:value="0.011954" calcext:value-type="float">
            <text:p>0.011954</text:p>
          </table:table-cell>
          <table:table-cell office:value-type="float" office:value="0.04723" calcext:value-type="float">
            <text:p>0.04723</text:p>
          </table:table-cell>
          <table:table-cell office:value-type="float" office:value="0.027363" calcext:value-type="float">
            <text:p>0.027363</text:p>
          </table:table-cell>
          <table:table-cell/>
          <table:table-cell office:value-type="float" office:value="0.006836" calcext:value-type="float">
            <text:p>0.006836</text:p>
          </table:table-cell>
          <table:table-cell office:value-type="float" office:value="0.046988" calcext:value-type="float">
            <text:p>0.046988</text:p>
          </table:table-cell>
          <table:table-cell office:value-type="float" office:value="0.028354" calcext:value-type="float">
            <text:p>0.028354</text:p>
          </table:table-cell>
        </table:table-row>
        <table:table-row table:style-name="ro2">
          <table:table-cell/>
          <table:table-cell office:value-type="float" office:value="0.004145" calcext:value-type="float">
            <text:p>0.004145</text:p>
          </table:table-cell>
          <table:table-cell office:value-type="float" office:value="0.027577" calcext:value-type="float">
            <text:p>0.027577</text:p>
          </table:table-cell>
          <table:table-cell office:value-type="float" office:value="0.044283" calcext:value-type="float">
            <text:p>0.044283</text:p>
          </table:table-cell>
          <table:table-cell/>
          <table:table-cell office:value-type="float" office:value="0.003976" calcext:value-type="float">
            <text:p>0.003976</text:p>
          </table:table-cell>
          <table:table-cell office:value-type="float" office:value="0.04232" calcext:value-type="float">
            <text:p>0.04232</text:p>
          </table:table-cell>
          <table:table-cell office:value-type="float" office:value="0.030945" calcext:value-type="float">
            <text:p>0.030945</text:p>
          </table:table-cell>
        </table:table-row>
        <table:table-row table:style-name="ro2">
          <table:table-cell/>
          <table:table-cell office:value-type="float" office:value="0.009664" calcext:value-type="float">
            <text:p>0.009664</text:p>
          </table:table-cell>
          <table:table-cell office:value-type="float" office:value="0.028904" calcext:value-type="float">
            <text:p>0.028904</text:p>
          </table:table-cell>
          <table:table-cell office:value-type="float" office:value="0.040852" calcext:value-type="float">
            <text:p>0.040852</text:p>
          </table:table-cell>
          <table:table-cell/>
          <table:table-cell office:value-type="float" office:value="0.003848" calcext:value-type="float">
            <text:p>0.003848</text:p>
          </table:table-cell>
          <table:table-cell office:value-type="float" office:value="0.041825" calcext:value-type="float">
            <text:p>0.041825</text:p>
          </table:table-cell>
          <table:table-cell office:value-type="float" office:value="0.035316" calcext:value-type="float">
            <text:p>0.035316</text:p>
          </table:table-cell>
        </table:table-row>
        <table:table-row table:style-name="ro2">
          <table:table-cell/>
          <table:table-cell office:value-type="float" office:value="0.004858" calcext:value-type="float">
            <text:p>0.004858</text:p>
          </table:table-cell>
          <table:table-cell office:value-type="float" office:value="0.040886" calcext:value-type="float">
            <text:p>0.040886</text:p>
          </table:table-cell>
          <table:table-cell office:value-type="float" office:value="0.040972" calcext:value-type="float">
            <text:p>0.040972</text:p>
          </table:table-cell>
          <table:table-cell/>
          <table:table-cell office:value-type="float" office:value="0.017806" calcext:value-type="float">
            <text:p>0.017806</text:p>
          </table:table-cell>
          <table:table-cell office:value-type="float" office:value="0.028377" calcext:value-type="float">
            <text:p>0.028377</text:p>
          </table:table-cell>
          <table:table-cell office:value-type="float" office:value="0.034894" calcext:value-type="float">
            <text:p>0.034894</text:p>
          </table:table-cell>
        </table:table-row>
        <table:table-row table:style-name="ro2">
          <table:table-cell/>
          <table:table-cell office:value-type="float" office:value="0.016424" calcext:value-type="float">
            <text:p>0.016424</text:p>
          </table:table-cell>
          <table:table-cell office:value-type="float" office:value="0.046374" calcext:value-type="float">
            <text:p>0.046374</text:p>
          </table:table-cell>
          <table:table-cell office:value-type="float" office:value="0.050052" calcext:value-type="float">
            <text:p>0.050052</text:p>
          </table:table-cell>
          <table:table-cell/>
          <table:table-cell office:value-type="float" office:value="0.008553" calcext:value-type="float">
            <text:p>0.008553</text:p>
          </table:table-cell>
          <table:table-cell office:value-type="float" office:value="0.042631" calcext:value-type="float">
            <text:p>0.042631</text:p>
          </table:table-cell>
          <table:table-cell office:value-type="float" office:value="0.039568" calcext:value-type="float">
            <text:p>0.039568</text:p>
          </table:table-cell>
        </table:table-row>
        <table:table-row table:style-name="ro2">
          <table:table-cell/>
          <table:table-cell office:value-type="float" office:value="0.010795" calcext:value-type="float">
            <text:p>0.010795</text:p>
          </table:table-cell>
          <table:table-cell office:value-type="float" office:value="0.037306" calcext:value-type="float">
            <text:p>0.037306</text:p>
          </table:table-cell>
          <table:table-cell office:value-type="float" office:value="0.038346" calcext:value-type="float">
            <text:p>0.038346</text:p>
          </table:table-cell>
          <table:table-cell/>
          <table:table-cell office:value-type="float" office:value="0.032916" calcext:value-type="float">
            <text:p>0.032916</text:p>
          </table:table-cell>
          <table:table-cell office:value-type="float" office:value="0.02538" calcext:value-type="float">
            <text:p>0.02538</text:p>
          </table:table-cell>
          <table:table-cell office:value-type="float" office:value="0.018743" calcext:value-type="float">
            <text:p>0.018743</text:p>
          </table:table-cell>
        </table:table-row>
        <table:table-row table:style-name="ro2">
          <table:table-cell/>
          <table:table-cell office:value-type="float" office:value="0.003228" calcext:value-type="float">
            <text:p>0.003228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0769" calcext:value-type="float">
            <text:p>0.030769</text:p>
          </table:table-cell>
          <table:table-cell/>
          <table:table-cell office:value-type="float" office:value="0.005115" calcext:value-type="float">
            <text:p>0.005115</text:p>
          </table:table-cell>
          <table:table-cell office:value-type="float" office:value="0.044601" calcext:value-type="float">
            <text:p>0.044601</text:p>
          </table:table-cell>
          <table:table-cell office:value-type="float" office:value="0.035006" calcext:value-type="float">
            <text:p>0.035006</text:p>
          </table:table-cell>
        </table:table-row>
        <table:table-row table:style-name="ro2">
          <table:table-cell/>
          <table:table-cell office:value-type="float" office:value="0.004329" calcext:value-type="float">
            <text:p>0.004329</text:p>
          </table:table-cell>
          <table:table-cell office:value-type="float" office:value="0.039881" calcext:value-type="float">
            <text:p>0.039881</text:p>
          </table:table-cell>
          <table:table-cell office:value-type="float" office:value="0.036395" calcext:value-type="float">
            <text:p>0.036395</text:p>
          </table:table-cell>
          <table:table-cell/>
          <table:table-cell office:value-type="float" office:value="0.006771" calcext:value-type="float">
            <text:p>0.006771</text:p>
          </table:table-cell>
          <table:table-cell office:value-type="float" office:value="0.022147" calcext:value-type="float">
            <text:p>0.022147</text:p>
          </table:table-cell>
          <table:table-cell office:value-type="float" office:value="0.02091" calcext:value-type="float">
            <text:p>0.02091</text:p>
          </table:table-cell>
        </table:table-row>
        <table:table-row table:style-name="ro2">
          <table:table-cell/>
          <table:table-cell office:value-type="float" office:value="0.005396" calcext:value-type="float">
            <text:p>0.005396</text:p>
          </table:table-cell>
          <table:table-cell office:value-type="float" office:value="0.040049" calcext:value-type="float">
            <text:p>0.040049</text:p>
          </table:table-cell>
          <table:table-cell office:value-type="float" office:value="0.027343" calcext:value-type="float">
            <text:p>0.027343</text:p>
          </table:table-cell>
          <table:table-cell/>
          <table:table-cell office:value-type="float" office:value="0.007033" calcext:value-type="float">
            <text:p>0.007033</text:p>
          </table:table-cell>
          <table:table-cell office:value-type="float" office:value="0.038716" calcext:value-type="float">
            <text:p>0.038716</text:p>
          </table:table-cell>
          <table:table-cell office:value-type="float" office:value="0.028591" calcext:value-type="float">
            <text:p>0.028591</text:p>
          </table:table-cell>
        </table:table-row>
        <table:table-row table:style-name="ro2">
          <table:table-cell/>
          <table:table-cell office:value-type="float" office:value="0.021665" calcext:value-type="float">
            <text:p>0.021665</text:p>
          </table:table-cell>
          <table:table-cell office:value-type="float" office:value="0.042487" calcext:value-type="float">
            <text:p>0.042487</text:p>
          </table:table-cell>
          <table:table-cell office:value-type="float" office:value="0.040284" calcext:value-type="float">
            <text:p>0.040284</text:p>
          </table:table-cell>
          <table:table-cell/>
          <table:table-cell office:value-type="float" office:value="0.004359" calcext:value-type="float">
            <text:p>0.004359</text:p>
          </table:table-cell>
          <table:table-cell office:value-type="float" office:value="0.02861" calcext:value-type="float">
            <text:p>0.02861</text:p>
          </table:table-cell>
          <table:table-cell office:value-type="float" office:value="0.039984" calcext:value-type="float">
            <text:p>0.039984</text:p>
          </table:table-cell>
        </table:table-row>
        <table:table-row table:style-name="ro2">
          <table:table-cell/>
          <table:table-cell office:value-type="float" office:value="0.003518" calcext:value-type="float">
            <text:p>0.003518</text:p>
          </table:table-cell>
          <table:table-cell office:value-type="float" office:value="0.028217" calcext:value-type="float">
            <text:p>0.028217</text:p>
          </table:table-cell>
          <table:table-cell office:value-type="float" office:value="0.029994" calcext:value-type="float">
            <text:p>0.029994</text:p>
          </table:table-cell>
          <table:table-cell/>
          <table:table-cell office:value-type="float" office:value="0.01102" calcext:value-type="float">
            <text:p>0.01102</text:p>
          </table:table-cell>
          <table:table-cell office:value-type="float" office:value="0.040246" calcext:value-type="float">
            <text:p>0.040246</text:p>
          </table:table-cell>
          <table:table-cell office:value-type="float" office:value="0.018948" calcext:value-type="float">
            <text:p>0.01894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erage</text:p>
          </table:table-cell>
          <table:table-cell table:formula="of:=SUM([.B6:.B20]) / 15" office:value-type="float" office:value="0.0080368" calcext:value-type="float">
            <text:p>0.0080368</text:p>
          </table:table-cell>
          <table:table-cell table:formula="of:=SUM([.C6:.C20])/15" office:value-type="float" office:value="0.0377412" calcext:value-type="float">
            <text:p>0.0377412</text:p>
          </table:table-cell>
          <table:table-cell table:formula="of:=SUM([.D6:.D20])/15" office:value-type="float" office:value="0.0351328666666667" calcext:value-type="float">
            <text:p>0.0351328667</text:p>
          </table:table-cell>
          <table:table-cell/>
          <table:table-cell table:formula="of:=SUM([.F6:.F20]) /15" office:value-type="float" office:value="0.00967093333333333" calcext:value-type="float">
            <text:p>0.0096709333</text:p>
          </table:table-cell>
          <table:table-cell table:formula="of:=SUM([.G6:.G20])/15" office:value-type="float" office:value="0.038748" calcext:value-type="float">
            <text:p>0.038748</text:p>
          </table:table-cell>
          <table:table-cell table:formula="of:=SUM([.H6:.H20])/15" office:value-type="float" office:value="0.0318114666666667" calcext:value-type="float">
            <text:p>0.0318114667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exe8000</text:p>
          </table:table-cell>
          <table:table-cell office:value-type="float" office:value="0.008188" calcext:value-type="float">
            <text:p>0.008188</text:p>
          </table:table-cell>
          <table:table-cell office:value-type="float" office:value="0.037146" calcext:value-type="float">
            <text:p>0.037146</text:p>
          </table:table-cell>
          <table:table-cell office:value-type="float" office:value="0.024032" calcext:value-type="float">
            <text:p>0.024032</text:p>
          </table:table-cell>
          <table:table-cell/>
          <table:table-cell office:value-type="float" office:value="0.006062" calcext:value-type="float">
            <text:p>0.006062</text:p>
          </table:table-cell>
          <table:table-cell office:value-type="float" office:value="0.031467" calcext:value-type="float">
            <text:p>0.031467</text:p>
          </table:table-cell>
          <table:table-cell office:value-type="float" office:value="0.020514" calcext:value-type="float">
            <text:p>0.020514</text:p>
          </table:table-cell>
        </table:table-row>
        <table:table-row table:style-name="ro2">
          <table:table-cell/>
          <table:table-cell office:value-type="float" office:value="0.004894" calcext:value-type="float">
            <text:p>0.004894</text:p>
          </table:table-cell>
          <table:table-cell office:value-type="float" office:value="0.049276" calcext:value-type="float">
            <text:p>0.049276</text:p>
          </table:table-cell>
          <table:table-cell office:value-type="float" office:value="0.03222" calcext:value-type="float">
            <text:p>0.03222</text:p>
          </table:table-cell>
          <table:table-cell/>
          <table:table-cell office:value-type="float" office:value="0.020883" calcext:value-type="float">
            <text:p>0.020883</text:p>
          </table:table-cell>
          <table:table-cell office:value-type="float" office:value="0.02505" calcext:value-type="float">
            <text:p>0.02505</text:p>
          </table:table-cell>
          <table:table-cell office:value-type="float" office:value="0.026938" calcext:value-type="float">
            <text:p>0.026938</text:p>
          </table:table-cell>
        </table:table-row>
        <table:table-row table:style-name="ro2">
          <table:table-cell/>
          <table:table-cell office:value-type="float" office:value="0.01147" calcext:value-type="float">
            <text:p>0.01147</text:p>
          </table:table-cell>
          <table:table-cell office:value-type="float" office:value="0.029383" calcext:value-type="float">
            <text:p>0.029383</text:p>
          </table:table-cell>
          <table:table-cell office:value-type="float" office:value="0.027112" calcext:value-type="float">
            <text:p>0.027112</text:p>
          </table:table-cell>
          <table:table-cell/>
          <table:table-cell office:value-type="float" office:value="0.006112" calcext:value-type="float">
            <text:p>0.006112</text:p>
          </table:table-cell>
          <table:table-cell office:value-type="float" office:value="0.038869" calcext:value-type="float">
            <text:p>0.038869</text:p>
          </table:table-cell>
          <table:table-cell office:value-type="float" office:value="0.03163" calcext:value-type="float">
            <text:p>0.03163</text:p>
          </table:table-cell>
        </table:table-row>
        <table:table-row table:style-name="ro2">
          <table:table-cell/>
          <table:table-cell office:value-type="float" office:value="0.004711" calcext:value-type="float">
            <text:p>0.004711</text:p>
          </table:table-cell>
          <table:table-cell office:value-type="float" office:value="0.03982" calcext:value-type="float">
            <text:p>0.03982</text:p>
          </table:table-cell>
          <table:table-cell office:value-type="float" office:value="0.027433" calcext:value-type="float">
            <text:p>0.027433</text:p>
          </table:table-cell>
          <table:table-cell/>
          <table:table-cell office:value-type="float" office:value="0.025536" calcext:value-type="float">
            <text:p>0.025536</text:p>
          </table:table-cell>
          <table:table-cell office:value-type="float" office:value="0.031928" calcext:value-type="float">
            <text:p>0.031928</text:p>
          </table:table-cell>
          <table:table-cell office:value-type="float" office:value="0.040893" calcext:value-type="float">
            <text:p>0.040893</text:p>
          </table:table-cell>
        </table:table-row>
        <table:table-row table:style-name="ro2">
          <table:table-cell/>
          <table:table-cell office:value-type="float" office:value="0.009198" calcext:value-type="float">
            <text:p>0.009198</text:p>
          </table:table-cell>
          <table:table-cell office:value-type="float" office:value="0.032056" calcext:value-type="float">
            <text:p>0.032056</text:p>
          </table:table-cell>
          <table:table-cell office:value-type="float" office:value="0.022695" calcext:value-type="float">
            <text:p>0.022695</text:p>
          </table:table-cell>
          <table:table-cell/>
          <table:table-cell office:value-type="float" office:value="0.023488" calcext:value-type="float">
            <text:p>0.023488</text:p>
          </table:table-cell>
          <table:table-cell office:value-type="float" office:value="0.028298" calcext:value-type="float">
            <text:p>0.028298</text:p>
          </table:table-cell>
          <table:table-cell office:value-type="float" office:value="0.02193" calcext:value-type="float">
            <text:p>0.02193</text:p>
          </table:table-cell>
        </table:table-row>
        <table:table-row table:style-name="ro2">
          <table:table-cell/>
          <table:table-cell office:value-type="float" office:value="0.01142" calcext:value-type="float">
            <text:p>0.01142</text:p>
          </table:table-cell>
          <table:table-cell office:value-type="float" office:value="0.038426" calcext:value-type="float">
            <text:p>0.038426</text:p>
          </table:table-cell>
          <table:table-cell office:value-type="float" office:value="0.021001" calcext:value-type="float">
            <text:p>0.021001</text:p>
          </table:table-cell>
          <table:table-cell/>
          <table:table-cell office:value-type="float" office:value="0.012549" calcext:value-type="float">
            <text:p>0.012549</text:p>
          </table:table-cell>
          <table:table-cell office:value-type="float" office:value="0.076607" calcext:value-type="float">
            <text:p>0.076607</text:p>
          </table:table-cell>
          <table:table-cell office:value-type="float" office:value="0.04048" calcext:value-type="float">
            <text:p>0.04048</text:p>
          </table:table-cell>
        </table:table-row>
        <table:table-row table:style-name="ro2">
          <table:table-cell/>
          <table:table-cell office:value-type="float" office:value="0.016667" calcext:value-type="float">
            <text:p>0.016667</text:p>
          </table:table-cell>
          <table:table-cell office:value-type="float" office:value="0.039484" calcext:value-type="float">
            <text:p>0.039484</text:p>
          </table:table-cell>
          <table:table-cell office:value-type="float" office:value="0.041953" calcext:value-type="float">
            <text:p>0.041953</text:p>
          </table:table-cell>
          <table:table-cell/>
          <table:table-cell office:value-type="float" office:value="0.011394" calcext:value-type="float">
            <text:p>0.011394</text:p>
          </table:table-cell>
          <table:table-cell office:value-type="float" office:value="0.04425" calcext:value-type="float">
            <text:p>0.04425</text:p>
          </table:table-cell>
          <table:table-cell office:value-type="float" office:value="0.043372" calcext:value-type="float">
            <text:p>0.043372</text:p>
          </table:table-cell>
        </table:table-row>
        <table:table-row table:style-name="ro2">
          <table:table-cell/>
          <table:table-cell office:value-type="float" office:value="0.038412" calcext:value-type="float">
            <text:p>0.038412</text:p>
          </table:table-cell>
          <table:table-cell office:value-type="float" office:value="0.022955" calcext:value-type="float">
            <text:p>0.022955</text:p>
          </table:table-cell>
          <table:table-cell office:value-type="float" office:value="0.044715" calcext:value-type="float">
            <text:p>0.044715</text:p>
          </table:table-cell>
          <table:table-cell/>
          <table:table-cell office:value-type="float" office:value="0.003814" calcext:value-type="float">
            <text:p>0.003814</text:p>
          </table:table-cell>
          <table:table-cell office:value-type="float" office:value="0.023169" calcext:value-type="float">
            <text:p>0.023169</text:p>
          </table:table-cell>
          <table:table-cell office:value-type="float" office:value="0.029382" calcext:value-type="float">
            <text:p>0.029382</text:p>
          </table:table-cell>
        </table:table-row>
        <table:table-row table:style-name="ro2">
          <table:table-cell/>
          <table:table-cell office:value-type="float" office:value="0.01371" calcext:value-type="float">
            <text:p>0.01371</text:p>
          </table:table-cell>
          <table:table-cell office:value-type="float" office:value="0.043688" calcext:value-type="float">
            <text:p>0.043688</text:p>
          </table:table-cell>
          <table:table-cell office:value-type="float" office:value="0.048467" calcext:value-type="float">
            <text:p>0.048467</text:p>
          </table:table-cell>
          <table:table-cell/>
          <table:table-cell office:value-type="float" office:value="0.004556" calcext:value-type="float">
            <text:p>0.004556</text:p>
          </table:table-cell>
          <table:table-cell office:value-type="float" office:value="0.045391" calcext:value-type="float">
            <text:p>0.045391</text:p>
          </table:table-cell>
          <table:table-cell office:value-type="float" office:value="0.033898" calcext:value-type="float">
            <text:p>0.033898</text:p>
          </table:table-cell>
        </table:table-row>
        <table:table-row table:style-name="ro2">
          <table:table-cell/>
          <table:table-cell office:value-type="float" office:value="0.0052" calcext:value-type="float">
            <text:p>0.0052</text:p>
          </table:table-cell>
          <table:table-cell office:value-type="float" office:value="0.051171" calcext:value-type="float">
            <text:p>0.051171</text:p>
          </table:table-cell>
          <table:table-cell office:value-type="float" office:value="0.024094" calcext:value-type="float">
            <text:p>0.024094</text:p>
          </table:table-cell>
          <table:table-cell/>
          <table:table-cell office:value-type="float" office:value="0.009038" calcext:value-type="float">
            <text:p>0.009038</text:p>
          </table:table-cell>
          <table:table-cell office:value-type="float" office:value="0.027625" calcext:value-type="float">
            <text:p>0.027625</text:p>
          </table:table-cell>
          <table:table-cell office:value-type="float" office:value="0.031071" calcext:value-type="float">
            <text:p>0.031071</text:p>
          </table:table-cell>
        </table:table-row>
        <table:table-row table:style-name="ro2">
          <table:table-cell/>
          <table:table-cell office:value-type="float" office:value="0.020392" calcext:value-type="float">
            <text:p>0.020392</text:p>
          </table:table-cell>
          <table:table-cell office:value-type="float" office:value="0.037769" calcext:value-type="float">
            <text:p>0.037769</text:p>
          </table:table-cell>
          <table:table-cell office:value-type="float" office:value="0.024126" calcext:value-type="float">
            <text:p>0.024126</text:p>
          </table:table-cell>
          <table:table-cell/>
          <table:table-cell office:value-type="float" office:value="0.003895" calcext:value-type="float">
            <text:p>0.003895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028654" calcext:value-type="float">
            <text:p>0.028654</text:p>
          </table:table-cell>
        </table:table-row>
        <table:table-row table:style-name="ro2">
          <table:table-cell/>
          <table:table-cell office:value-type="float" office:value="0.004014" calcext:value-type="float">
            <text:p>0.004014</text:p>
          </table:table-cell>
          <table:table-cell office:value-type="float" office:value="0.044678" calcext:value-type="float">
            <text:p>0.044678</text:p>
          </table:table-cell>
          <table:table-cell office:value-type="float" office:value="0.045327" calcext:value-type="float">
            <text:p>0.045327</text:p>
          </table:table-cell>
          <table:table-cell/>
          <table:table-cell office:value-type="float" office:value="0.020411" calcext:value-type="float">
            <text:p>0.020411</text:p>
          </table:table-cell>
          <table:table-cell office:value-type="float" office:value="0.031914" calcext:value-type="float">
            <text:p>0.031914</text:p>
          </table:table-cell>
          <table:table-cell office:value-type="float" office:value="0.027304" calcext:value-type="float">
            <text:p>0.027304</text:p>
          </table:table-cell>
        </table:table-row>
        <table:table-row table:style-name="ro2">
          <table:table-cell/>
          <table:table-cell office:value-type="float" office:value="0.006634" calcext:value-type="float">
            <text:p>0.006634</text:p>
          </table:table-cell>
          <table:table-cell office:value-type="float" office:value="0.038411" calcext:value-type="float">
            <text:p>0.038411</text:p>
          </table:table-cell>
          <table:table-cell office:value-type="float" office:value="0.020817" calcext:value-type="float">
            <text:p>0.020817</text:p>
          </table:table-cell>
          <table:table-cell/>
          <table:table-cell office:value-type="float" office:value="0.013074" calcext:value-type="float">
            <text:p>0.013074</text:p>
          </table:table-cell>
          <table:table-cell office:value-type="float" office:value="0.044894" calcext:value-type="float">
            <text:p>0.044894</text:p>
          </table:table-cell>
          <table:table-cell office:value-type="float" office:value="0.048406" calcext:value-type="float">
            <text:p>0.048406</text:p>
          </table:table-cell>
        </table:table-row>
        <table:table-row table:style-name="ro2">
          <table:table-cell/>
          <table:table-cell office:value-type="float" office:value="0.012253" calcext:value-type="float">
            <text:p>0.012253</text:p>
          </table:table-cell>
          <table:table-cell office:value-type="float" office:value="0.03354" calcext:value-type="float">
            <text:p>0.03354</text:p>
          </table:table-cell>
          <table:table-cell office:value-type="float" office:value="0.029463" calcext:value-type="float">
            <text:p>0.029463</text:p>
          </table:table-cell>
          <table:table-cell/>
          <table:table-cell office:value-type="float" office:value="0.003788" calcext:value-type="float">
            <text:p>0.003788</text:p>
          </table:table-cell>
          <table:table-cell office:value-type="float" office:value="0.023691" calcext:value-type="float">
            <text:p>0.023691</text:p>
          </table:table-cell>
          <table:table-cell office:value-type="float" office:value="0.027134" calcext:value-type="float">
            <text:p>0.027134</text:p>
          </table:table-cell>
        </table:table-row>
        <table:table-row table:style-name="ro2">
          <table:table-cell/>
          <table:table-cell office:value-type="float" office:value="0.0602" calcext:value-type="float">
            <text:p>0.0602</text:p>
          </table:table-cell>
          <table:table-cell office:value-type="float" office:value="0.029095" calcext:value-type="float">
            <text:p>0.029095</text:p>
          </table:table-cell>
          <table:table-cell office:value-type="float" office:value="0.034628" calcext:value-type="float">
            <text:p>0.034628</text:p>
          </table:table-cell>
          <table:table-cell/>
          <table:table-cell office:value-type="float" office:value="0.03691" calcext:value-type="float">
            <text:p>0.03691</text:p>
          </table:table-cell>
          <table:table-cell office:value-type="float" office:value="0.042002" calcext:value-type="float">
            <text:p>0.042002</text:p>
          </table:table-cell>
          <table:table-cell office:value-type="float" office:value="0.032792" calcext:value-type="float">
            <text:p>0.03279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varage</text:p>
          </table:table-cell>
          <table:table-cell table:formula="of:=SUM([.B24:.B38]) /15" office:value-type="float" office:value="0.0151575333333333" calcext:value-type="float">
            <text:p>0.0151575333</text:p>
          </table:table-cell>
          <table:table-cell table:formula="of:=SUM([.C24:.C38])/15" office:value-type="float" office:value="0.0377932" calcext:value-type="float">
            <text:p>0.0377932</text:p>
          </table:table-cell>
          <table:table-cell table:formula="of:=SUM([.D24:.D38])/15" office:value-type="float" office:value="0.0312055333333333" calcext:value-type="float">
            <text:p>0.0312055333</text:p>
          </table:table-cell>
          <table:table-cell/>
          <table:table-cell table:formula="of:=SUM([.F24:.F38]) /15" office:value-type="float" office:value="0.013434" calcext:value-type="float">
            <text:p>0.013434</text:p>
          </table:table-cell>
          <table:table-cell table:formula="of:=SUM([.G24:.G38])/15" office:value-type="float" office:value="0.0361956666666667" calcext:value-type="float">
            <text:p>0.0361956667</text:p>
          </table:table-cell>
          <table:table-cell table:formula="of:=SUM([.H24:.H38])/15" office:value-type="float" office:value="0.0322932" calcext:value-type="float">
            <text:p>0.032293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exe10000</text:p>
          </table:table-cell>
          <table:table-cell office:value-type="float" office:value="0.005941" calcext:value-type="float">
            <text:p>0.005941</text:p>
          </table:table-cell>
          <table:table-cell office:value-type="float" office:value="0.024901" calcext:value-type="float">
            <text:p>0.024901</text:p>
          </table:table-cell>
          <table:table-cell office:value-type="float" office:value="0.038015" calcext:value-type="float">
            <text:p>0.038015</text:p>
          </table:table-cell>
          <table:table-cell/>
          <table:table-cell office:value-type="float" office:value="0.009977" calcext:value-type="float">
            <text:p>0.009977</text:p>
          </table:table-cell>
          <table:table-cell office:value-type="float" office:value="0.045311" calcext:value-type="float">
            <text:p>0.045311</text:p>
          </table:table-cell>
          <table:table-cell office:value-type="float" office:value="0.029372" calcext:value-type="float">
            <text:p>0.029372</text:p>
          </table:table-cell>
        </table:table-row>
        <table:table-row table:style-name="ro2">
          <table:table-cell/>
          <table:table-cell office:value-type="float" office:value="0.037167" calcext:value-type="float">
            <text:p>0.037167</text:p>
          </table:table-cell>
          <table:table-cell office:value-type="float" office:value="0.03208" calcext:value-type="float">
            <text:p>0.03208</text:p>
          </table:table-cell>
          <table:table-cell office:value-type="float" office:value="0.025455" calcext:value-type="float">
            <text:p>0.025455</text:p>
          </table:table-cell>
          <table:table-cell/>
          <table:table-cell office:value-type="float" office:value="0.018312" calcext:value-type="float">
            <text:p>0.018312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41253" calcext:value-type="float">
            <text:p>0.041253</text:p>
          </table:table-cell>
        </table:table-row>
        <table:table-row table:style-name="ro2">
          <table:table-cell/>
          <table:table-cell office:value-type="float" office:value="0.017787" calcext:value-type="float">
            <text:p>0.017787</text:p>
          </table:table-cell>
          <table:table-cell office:value-type="float" office:value="0.058474" calcext:value-type="float">
            <text:p>0.058474</text:p>
          </table:table-cell>
          <table:table-cell office:value-type="float" office:value="0.025249" calcext:value-type="float">
            <text:p>0.025249</text:p>
          </table:table-cell>
          <table:table-cell/>
          <table:table-cell office:value-type="float" office:value="0.020365" calcext:value-type="float">
            <text:p>0.020365</text:p>
          </table:table-cell>
          <table:table-cell office:value-type="float" office:value="0.024026" calcext:value-type="float">
            <text:p>0.024026</text:p>
          </table:table-cell>
          <table:table-cell office:value-type="float" office:value="0.030276" calcext:value-type="float">
            <text:p>0.030276</text:p>
          </table:table-cell>
        </table:table-row>
        <table:table-row table:style-name="ro2">
          <table:table-cell/>
          <table:table-cell office:value-type="float" office:value="0.022453" calcext:value-type="float">
            <text:p>0.022453</text:p>
          </table:table-cell>
          <table:table-cell office:value-type="float" office:value="0.048492" calcext:value-type="float">
            <text:p>0.048492</text:p>
          </table:table-cell>
          <table:table-cell office:value-type="float" office:value="0.039012" calcext:value-type="float">
            <text:p>0.039012</text:p>
          </table:table-cell>
          <table:table-cell/>
          <table:table-cell office:value-type="float" office:value="0.020553" calcext:value-type="float">
            <text:p>0.020553</text:p>
          </table:table-cell>
          <table:table-cell office:value-type="float" office:value="0.036198" calcext:value-type="float">
            <text:p>0.036198</text:p>
          </table:table-cell>
          <table:table-cell office:value-type="float" office:value="0.02246" calcext:value-type="float">
            <text:p>0.02246</text:p>
          </table:table-cell>
        </table:table-row>
        <table:table-row table:style-name="ro2">
          <table:table-cell/>
          <table:table-cell office:value-type="float" office:value="0.012138" calcext:value-type="float">
            <text:p>0.012138</text:p>
          </table:table-cell>
          <table:table-cell office:value-type="float" office:value="0.024641" calcext:value-type="float">
            <text:p>0.024641</text:p>
          </table:table-cell>
          <table:table-cell office:value-type="float" office:value="0.026167" calcext:value-type="float">
            <text:p>0.026167</text:p>
          </table:table-cell>
          <table:table-cell/>
          <table:table-cell office:value-type="float" office:value="0.022576" calcext:value-type="float">
            <text:p>0.022576</text:p>
          </table:table-cell>
          <table:table-cell office:value-type="float" office:value="0.033688" calcext:value-type="float">
            <text:p>0.033688</text:p>
          </table:table-cell>
          <table:table-cell office:value-type="float" office:value="0.026682" calcext:value-type="float">
            <text:p>0.026682</text:p>
          </table:table-cell>
        </table:table-row>
        <table:table-row table:style-name="ro2">
          <table:table-cell/>
          <table:table-cell office:value-type="float" office:value="0.011532" calcext:value-type="float">
            <text:p>0.011532</text:p>
          </table:table-cell>
          <table:table-cell office:value-type="float" office:value="0.023086" calcext:value-type="float">
            <text:p>0.023086</text:p>
          </table:table-cell>
          <table:table-cell office:value-type="float" office:value="0.026942" calcext:value-type="float">
            <text:p>0.026942</text:p>
          </table:table-cell>
          <table:table-cell/>
          <table:table-cell office:value-type="float" office:value="0.019172" calcext:value-type="float">
            <text:p>0.019172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46436" calcext:value-type="float">
            <text:p>0.046436</text:p>
          </table:table-cell>
        </table:table-row>
        <table:table-row table:style-name="ro2">
          <table:table-cell/>
          <table:table-cell office:value-type="float" office:value="0.018205" calcext:value-type="float">
            <text:p>0.018205</text:p>
          </table:table-cell>
          <table:table-cell office:value-type="float" office:value="0.050017" calcext:value-type="float">
            <text:p>0.050017</text:p>
          </table:table-cell>
          <table:table-cell office:value-type="float" office:value="0.032205" calcext:value-type="float">
            <text:p>0.032205</text:p>
          </table:table-cell>
          <table:table-cell/>
          <table:table-cell office:value-type="float" office:value="0.013772" calcext:value-type="float">
            <text:p>0.013772</text:p>
          </table:table-cell>
          <table:table-cell office:value-type="float" office:value="0.02249" calcext:value-type="float">
            <text:p>0.02249</text:p>
          </table:table-cell>
          <table:table-cell office:value-type="float" office:value="0.042723" calcext:value-type="float">
            <text:p>0.042723</text:p>
          </table:table-cell>
        </table:table-row>
        <table:table-row table:style-name="ro2">
          <table:table-cell/>
          <table:table-cell office:value-type="float" office:value="0.005988" calcext:value-type="float">
            <text:p>0.005988</text:p>
          </table:table-cell>
          <table:table-cell office:value-type="float" office:value="0.029496" calcext:value-type="float">
            <text:p>0.029496</text:p>
          </table:table-cell>
          <table:table-cell office:value-type="float" office:value="0.042101" calcext:value-type="float">
            <text:p>0.042101</text:p>
          </table:table-cell>
          <table:table-cell/>
          <table:table-cell office:value-type="float" office:value="0.010179" calcext:value-type="float">
            <text:p>0.010179</text:p>
          </table:table-cell>
          <table:table-cell office:value-type="float" office:value="0.045624" calcext:value-type="float">
            <text:p>0.045624</text:p>
          </table:table-cell>
          <table:table-cell office:value-type="float" office:value="0.038201" calcext:value-type="float">
            <text:p>0.038201</text:p>
          </table:table-cell>
        </table:table-row>
        <table:table-row table:style-name="ro2">
          <table:table-cell/>
          <table:table-cell office:value-type="float" office:value="0.007113" calcext:value-type="float">
            <text:p>0.007113</text:p>
          </table:table-cell>
          <table:table-cell office:value-type="float" office:value="0.030506" calcext:value-type="float">
            <text:p>0.030506</text:p>
          </table:table-cell>
          <table:table-cell office:value-type="float" office:value="0.031921" calcext:value-type="float">
            <text:p>0.031921</text:p>
          </table:table-cell>
          <table:table-cell/>
          <table:table-cell office:value-type="float" office:value="0.015741" calcext:value-type="float">
            <text:p>0.015741</text:p>
          </table:table-cell>
          <table:table-cell office:value-type="float" office:value="0.054067" calcext:value-type="float">
            <text:p>0.054067</text:p>
          </table:table-cell>
          <table:table-cell office:value-type="float" office:value="0.023214" calcext:value-type="float">
            <text:p>0.023214</text:p>
          </table:table-cell>
        </table:table-row>
        <table:table-row table:style-name="ro2">
          <table:table-cell/>
          <table:table-cell office:value-type="float" office:value="0.025868" calcext:value-type="float">
            <text:p>0.025868</text:p>
          </table:table-cell>
          <table:table-cell office:value-type="float" office:value="0.033072" calcext:value-type="float">
            <text:p>0.033072</text:p>
          </table:table-cell>
          <table:table-cell office:value-type="float" office:value="0.025544" calcext:value-type="float">
            <text:p>0.025544</text:p>
          </table:table-cell>
          <table:table-cell/>
          <table:table-cell office:value-type="float" office:value="0.014419" calcext:value-type="float">
            <text:p>0.014419</text:p>
          </table:table-cell>
          <table:table-cell office:value-type="float" office:value="0.035692" calcext:value-type="float">
            <text:p>0.035692</text:p>
          </table:table-cell>
          <table:table-cell office:value-type="float" office:value="0.043184" calcext:value-type="float">
            <text:p>0.043184</text:p>
          </table:table-cell>
        </table:table-row>
        <table:table-row table:style-name="ro2">
          <table:table-cell/>
          <table:table-cell office:value-type="float" office:value="0.006576" calcext:value-type="float">
            <text:p>0.006576</text:p>
          </table:table-cell>
          <table:table-cell office:value-type="float" office:value="0.048357" calcext:value-type="float">
            <text:p>0.048357</text:p>
          </table:table-cell>
          <table:table-cell office:value-type="float" office:value="0.02779" calcext:value-type="float">
            <text:p>0.02779</text:p>
          </table:table-cell>
          <table:table-cell/>
          <table:table-cell office:value-type="float" office:value="0.007421" calcext:value-type="float">
            <text:p>0.007421</text:p>
          </table:table-cell>
          <table:table-cell office:value-type="float" office:value="0.024956" calcext:value-type="float">
            <text:p>0.024956</text:p>
          </table:table-cell>
          <table:table-cell office:value-type="float" office:value="0.030553" calcext:value-type="float">
            <text:p>0.030553</text:p>
          </table:table-cell>
        </table:table-row>
        <table:table-row table:style-name="ro2">
          <table:table-cell/>
          <table:table-cell office:value-type="float" office:value="0.004628" calcext:value-type="float">
            <text:p>0.004628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0.047702" calcext:value-type="float">
            <text:p>0.047702</text:p>
          </table:table-cell>
          <table:table-cell/>
          <table:table-cell office:value-type="float" office:value="0.022356" calcext:value-type="float">
            <text:p>0.022356</text:p>
          </table:table-cell>
          <table:table-cell office:value-type="float" office:value="0.031969" calcext:value-type="float">
            <text:p>0.031969</text:p>
          </table:table-cell>
          <table:table-cell office:value-type="float" office:value="0.027261" calcext:value-type="float">
            <text:p>0.027261</text:p>
          </table:table-cell>
        </table:table-row>
        <table:table-row table:style-name="ro2">
          <table:table-cell/>
          <table:table-cell office:value-type="float" office:value="0.012117" calcext:value-type="float">
            <text:p>0.012117</text:p>
          </table:table-cell>
          <table:table-cell office:value-type="float" office:value="0.045851" calcext:value-type="float">
            <text:p>0.045851</text:p>
          </table:table-cell>
          <table:table-cell office:value-type="float" office:value="0.02562" calcext:value-type="float">
            <text:p>0.02562</text:p>
          </table:table-cell>
          <table:table-cell/>
          <table:table-cell office:value-type="float" office:value="0.007986" calcext:value-type="float">
            <text:p>0.007986</text:p>
          </table:table-cell>
          <table:table-cell office:value-type="float" office:value="0.05248" calcext:value-type="float">
            <text:p>0.05248</text:p>
          </table:table-cell>
          <table:table-cell office:value-type="float" office:value="0.044813" calcext:value-type="float">
            <text:p>0.044813</text:p>
          </table:table-cell>
        </table:table-row>
        <table:table-row table:style-name="ro2">
          <table:table-cell/>
          <table:table-cell office:value-type="float" office:value="0.033212" calcext:value-type="float">
            <text:p>0.033212</text:p>
          </table:table-cell>
          <table:table-cell office:value-type="float" office:value="0.039293" calcext:value-type="float">
            <text:p>0.039293</text:p>
          </table:table-cell>
          <table:table-cell office:value-type="float" office:value="0.038348" calcext:value-type="float">
            <text:p>0.038348</text:p>
          </table:table-cell>
          <table:table-cell/>
          <table:table-cell office:value-type="float" office:value="0.019855" calcext:value-type="float">
            <text:p>0.019855</text:p>
          </table:table-cell>
          <table:table-cell office:value-type="float" office:value="0.032024" calcext:value-type="float">
            <text:p>0.032024</text:p>
          </table:table-cell>
          <table:table-cell office:value-type="float" office:value="0.037561" calcext:value-type="float">
            <text:p>0.037561</text:p>
          </table:table-cell>
        </table:table-row>
        <table:table-row table:style-name="ro2">
          <table:table-cell/>
          <table:table-cell office:value-type="float" office:value="0.025523" calcext:value-type="float">
            <text:p>0.025523</text:p>
          </table:table-cell>
          <table:table-cell office:value-type="float" office:value="0.046027" calcext:value-type="float">
            <text:p>0.046027</text:p>
          </table:table-cell>
          <table:table-cell office:value-type="float" office:value="0.056368" calcext:value-type="float">
            <text:p>0.056368</text:p>
          </table:table-cell>
          <table:table-cell/>
          <table:table-cell office:value-type="float" office:value="0.005557" calcext:value-type="float">
            <text:p>0.005557</text:p>
          </table:table-cell>
          <table:table-cell office:value-type="float" office:value="0.037711" calcext:value-type="float">
            <text:p>0.037711</text:p>
          </table:table-cell>
          <table:table-cell office:value-type="float" office:value="0.020603" calcext:value-type="float">
            <text:p>0.020603</text:p>
          </table:table-cell>
        </table:table-row>
        <table:table-row table:style-name="ro2">
          <table:table-cell table:number-columns-repeated="5"/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avarage</text:p>
          </table:table-cell>
          <table:table-cell table:formula="of:=SUM([.B42:.B56]) /15" office:value-type="float" office:value="0.0164165333333333" calcext:value-type="float">
            <text:p>0.0164165333</text:p>
          </table:table-cell>
          <table:table-cell table:formula="of:=SUM([.C42:.C56])/15" office:value-type="float" office:value="0.0375678666666667" calcext:value-type="float">
            <text:p>0.0375678667</text:p>
          </table:table-cell>
          <table:table-cell table:formula="of:=SUM([.D42:.D56])/15" office:value-type="float" office:value="0.0338959333333333" calcext:value-type="float">
            <text:p>0.0338959333</text:p>
          </table:table-cell>
          <table:table-cell/>
          <table:table-cell table:formula="of:=SUM([.F42:.F56]) /15" office:value-type="float" office:value="0.0152160666666667" calcext:value-type="float">
            <text:p>0.0152160667</text:p>
          </table:table-cell>
          <table:table-cell table:formula="of:=SUM([.G42:.G56]) /15" office:value-type="float" office:value="0.0360690666666667" calcext:value-type="float">
            <text:p>0.0360690667</text:p>
          </table:table-cell>
          <table:table-cell table:formula="of:=SUM([.H42:.H56]) /15" office:value-type="float" office:value="0.0336394666666667" calcext:value-type="float">
            <text:p>0.0336394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5:57:38.737813849</meta:creation-date>
    <dc:date>2016-12-13T14:03:47.453525460</dc:date>
    <meta:editing-duration>P2DT20H13M</meta:editing-duration>
    <meta:editing-cycles>2</meta:editing-cycles>
    <meta:generator>LibreOffice/4.3.7.2$Linux_X86_64 LibreOffice_project/430$Build-2</meta:generator>
    <meta:document-statistic meta:table-count="1" meta:cell-count="306" meta:object-count="0"/>
  </office:meta>
</office:document-meta>
</file>